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lambda2 winkel</text:p>
          </table:table-cell>
          <table:table-cell office:value-type="string" calcext:value-type="string">
            <text:p>Maximum Winkel Intensität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0.387" calcext:value-type="float">
            <text:p>0,3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0.386" calcext:value-type="float">
            <text:p>0,3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386" calcext:value-type="float">
            <text:p>0,3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34, bzw -46</text:p>
          </table:table-cell>
          <table:table-cell office:value-type="float" office:value="0.388" calcext:value-type="float">
            <text:p>0,3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0.386" calcext:value-type="float">
            <text:p>0,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4:32:05.858678419</meta:creation-date>
    <meta:generator>LibreOffice/6.0.2.1.0$Linux_X86_64 LibreOffice_project/00m0$Build-1</meta:generator>
    <dc:date>2018-06-18T14:48:36.053137322</dc:date>
    <meta:editing-duration>PT34S</meta:editing-duration>
    <meta:editing-cycles>1</meta:editing-cycles>
    <meta:document-statistic meta:table-count="1" meta:cell-count="17" meta:object-count="0"/>
  </office:meta>
</office:document-meta>
</file>